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1.19pt"/>
    </style:style>
    <style:style style:name="co10" style:family="table-column">
      <style:table-column-properties fo:break-before="auto" style:column-width="45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none" style:print-content="true" fo:background-color="transparent" style:rotation-align="none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Default" style:data-style-name="N125">
      <style:table-cell-properties style:cell-protect="protected" style:print-content="true" fo:background-color="transparent" style:rotation-align="none"/>
    </style:style>
    <style:style style:name="ce27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style:rotation-align="none"/>
    </style:style>
    <style:style style:name="ce34" style:family="table-cell" style:parent-style-name="Default">
      <style:table-cell-properties fo:background-color="transparent" style:rotation-align="none"/>
    </style:style>
    <style:style style:name="ce21" style:family="table-cell" style:parent-style-name="Default" style:data-style-name="N4">
      <style:table-cell-properties fo:background-color="transparent" style:rotation-align="none"/>
    </style:style>
    <style:style style:name="ce36" style:family="table-cell" style:parent-style-name="Default" style:data-style-name="N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0"/>
        <table:table-column table:style-name="co7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10" table:default-cell-style-name="ce7"/>
        <table:table-column table:style-name="co8" table:number-columns-repeated="1013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15"/>
          <table:covered-table-cell table:style-name="ce25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/>
          <table:table-cell table:style-name="ce15" table:number-columns-repeated="4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# MultiZone reserved memory: 8K @0x40400000, 8K @0x80000000</text:p>
          </table:table-cell>
          <table:covered-table-cell table:number-columns-repeated="4" table:style-name="ce15"/>
          <table:covered-table-cell table:style-name="ce25"/>
          <table:covered-table-cell table:style-name="ce34"/>
          <table:table-cell table:style-name="ce34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6" office:value-type="string" calcext:value-type="string">
            <text:p>FLASH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HEX2DEC(SUBSTITUTE([.D6];&quot;0x&quot;;&quot;&quot;))" office:value-type="float" office:value="1077936128" calcext:value-type="float">
            <text:p>1077936128</text:p>
          </table:table-cell>
          <table:table-cell table:style-name="ce23" office:value-type="string" calcext:value-type="string">
            <text:p>0x40400000</text:p>
          </table:table-cell>
          <table:table-cell table:style-name="ce24"/>
          <table:table-cell table:style-name="ce28" table:formula="of:= IF( AND( INT(LOG([.B6];2))=LOG([.B6];2); INT([.C6]/[.B6])=[.C6]/[.B6]); &quot;&quot;; MOD([.C6];[.B6]))">
            <text:p/>
          </table:table-cell>
          <table:table-cell table:style-name="ce34" table:number-columns-repeated="2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7" office:value-type="string" calcext:value-type="string">
            <text:p>BOOT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C6]+[.B6]*1024" office:value-type="float" office:value="1077944320" calcext:value-type="float">
            <text:p>1077944320</text:p>
          </table:table-cell>
          <table:table-cell table:style-name="ce24" table:formula="of:=CONCATENATE(&quot;0x&quot;;DEC2HEX([.C7]))" office:value-type="string" office:string-value="0x40402000" calcext:value-type="string">
            <text:p>0x40402000</text:p>
          </table:table-cell>
          <table:table-cell table:style-name="ce24"/>
          <table:table-cell table:style-name="ce28"/>
          <table:table-cell table:style-name="ce34" table:number-columns-repeated="2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30" calcext:value-type="float">
            <text:p>30</text:p>
          </table:table-cell>
          <table:table-cell table:style-name="ce17" table:formula="of:=[.C7]+[.B7]*1024" office:value-type="float" office:value="1077946368" calcext:value-type="float">
            <text:p>1077946368</text:p>
          </table:table-cell>
          <table:table-cell table:style-name="ce24" table:formula="of:=CONCATENATE(&quot;0x&quot;;DEC2HEX([.C8]))" office:value-type="string" office:string-value="0x40402800" calcext:value-type="string">
            <text:p>0x40402800</text:p>
          </table:table-cell>
          <table:table-cell table:style-name="ce24"/>
          <table:table-cell table:style-name="ce28" table:formula="of:= IF( AND( INT(LOG([.B8];2))=LOG([.B8];2); INT([.C8]/[.B8])=[.C8]/[.B8]); &quot;&quot;; MOD([.C8];[.B8]))" office:value-type="float" office:value="18" calcext:value-type="float">
            <text:p>18</text:p>
          </table:table-cell>
          <table:table-cell table:style-name="ce34" table:number-columns-repeated="2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8]+[.B8]*1024" office:value-type="float" office:value="1077977088" calcext:value-type="float">
            <text:p>1077977088</text:p>
          </table:table-cell>
          <table:table-cell table:style-name="ce24" table:formula="of:=CONCATENATE(&quot;0x&quot;;DEC2HEX([.C9]))" office:value-type="string" office:string-value="0x4040A000" calcext:value-type="string">
            <text:p>0x4040A000</text:p>
          </table:table-cell>
          <table:table-cell table:style-name="ce24"/>
          <table:table-cell table:style-name="ce28" table:formula="of:= IF( AND( INT(LOG([.B9];2))=LOG([.B9];2); INT([.C9]/[.B9])=[.C9]/[.B9]); &quot;&quot;; MOD([.C9];[.B9]))">
            <text:p/>
          </table:table-cell>
          <table:table-cell table:style-name="ce34" table:number-columns-repeated="2"/>
          <table:table-cell table:number-columns-repeated="2"/>
          <table:table-cell table:style-name="ce36" table:number-columns-repeated="3"/>
          <table:table-cell table:number-columns-repeated="1011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9]+[.B9]*1024" office:value-type="float" office:value="1077985280" calcext:value-type="float">
            <text:p>1077985280</text:p>
          </table:table-cell>
          <table:table-cell table:style-name="ce24" table:formula="of:=CONCATENATE(&quot;0x&quot;;DEC2HEX([.C10]))" office:value-type="string" office:string-value="0x4040C000" calcext:value-type="string">
            <text:p>0x4040C000</text:p>
          </table:table-cell>
          <table:table-cell table:style-name="ce24"/>
          <table:table-cell table:style-name="ce28" table:formula="of:= IF( AND( INT(LOG([.B10];2))=LOG([.B10];2); INT([.C10]/[.B10])=[.C10]/[.B10]); &quot;&quot;; MOD([.C10];[.B10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10]+[.B10]*1024" office:value-type="float" office:value="1077993472" calcext:value-type="float">
            <text:p>1077993472</text:p>
          </table:table-cell>
          <table:table-cell table:style-name="ce24" table:formula="of:=CONCATENATE(&quot;0x&quot;;DEC2HEX([.C11]))" office:value-type="string" office:string-value="0x4040E000" calcext:value-type="string">
            <text:p>0x4040E000</text:p>
          </table:table-cell>
          <table:table-cell table:style-name="ce24"/>
          <table:table-cell table:style-name="ce28" table:formula="of:= IF( AND( INT(LOG([.B11];2))=LOG([.B11];2); INT([.C11]/[.B11])=[.C11]/[.B11]); &quot;&quot;; MOD([.C11];[.B11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6:.B11])" office:value-type="float" office:value="64" calcext:value-type="float">
            <text:p>64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DTIM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HEX2DEC(SUBSTITUTE([.D15];&quot;0x&quot;;&quot;&quot;))" office:value-type="float" office:value="2147483648" calcext:value-type="float">
            <text:p>2147483648</text:p>
          </table:table-cell>
          <table:table-cell table:style-name="ce23" office:value-type="string" calcext:value-type="string">
            <text:p>0x80000000</text:p>
          </table:table-cell>
          <table:table-cell table:style-name="ce24"/>
          <table:table-cell table:style-name="ce28" table:formula="of:= IF( AND( INT(LOG([.B15];2))=LOG([.B15];2); INT([.C15]/[.B15])=[.C15]/[.B15]); &quot;&quot;; MOD([.C15];[.B15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5]+[.B15]*1024" office:value-type="float" office:value="2147491840" calcext:value-type="float">
            <text:p>2147491840</text:p>
          </table:table-cell>
          <table:table-cell table:style-name="ce24" table:formula="of:=CONCATENATE(&quot;0x&quot;;DEC2HEX([.C16]))" office:value-type="string" office:string-value="0x80002000" calcext:value-type="string">
            <text:p>0x80002000</text:p>
          </table:table-cell>
          <table:table-cell table:style-name="ce24"/>
          <table:table-cell table:style-name="ce28" table:formula="of:= IF( AND( INT(LOG([.B16];2))=LOG([.B16];2); INT([.C16]/[.B16])=[.C16]/[.B16]); &quot;&quot;; MOD([.C16];[.B16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6]+[.B16]*1024" office:value-type="float" office:value="2147495936" calcext:value-type="float">
            <text:p>2147495936</text:p>
          </table:table-cell>
          <table:table-cell table:style-name="ce24" table:formula="of:=CONCATENATE(&quot;0x&quot;;DEC2HEX([.C17]))" office:value-type="string" office:string-value="0x80003000" calcext:value-type="string">
            <text:p>0x80003000</text:p>
          </table:table-cell>
          <table:table-cell table:style-name="ce24"/>
          <table:table-cell table:style-name="ce28" table:formula="of:= IF( AND( INT(LOG([.B17];2))=LOG([.B17];2); INT([.C17]/[.B17])=[.C17]/[.B17]); &quot;&quot;; MOD([.C17];[.B17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7]+[.B17]*1024" office:value-type="float" office:value="2147497984" calcext:value-type="float">
            <text:p>2147497984</text:p>
          </table:table-cell>
          <table:table-cell table:style-name="ce24" table:formula="of:=CONCATENATE(&quot;0x&quot;;DEC2HEX([.C18]))" office:value-type="string" office:string-value="0x80003800" calcext:value-type="string">
            <text:p>0x80003800</text:p>
          </table:table-cell>
          <table:table-cell table:style-name="ce24"/>
          <table:table-cell table:style-name="ce28" table:formula="of:= IF( AND( INT(LOG([.B18];2))=LOG([.B18];2); INT([.C18]/[.B18])=[.C18]/[.B18]); &quot;&quot;; MOD([.C18];[.B18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4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8]+[.B18]*1024" office:value-type="float" office:value="2147500032" calcext:value-type="float">
            <text:p>2147500032</text:p>
          </table:table-cell>
          <table:table-cell table:style-name="ce24" table:formula="of:=CONCATENATE(&quot;0x&quot;;DEC2HEX([.C19]))" office:value-type="string" office:string-value="0x80004000" calcext:value-type="string">
            <text:p>0x80004000</text:p>
          </table:table-cell>
          <table:table-cell table:style-name="ce24"/>
          <table:table-cell table:style-name="ce28" table:formula="of:= IF( AND( INT(LOG([.B19];2))=LOG([.B19];2); INT([.C19]/[.B19])=[.C19]/[.B19]); &quot;&quot;; MOD([.C19];[.B19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5:.B19])" office:value-type="float" office:value="18" calcext:value-type="float">
            <text:p>18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 table:number-rows-repeated="2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8">
          <table:table-cell table:style-name="Default" table:number-columns-repeated="5"/>
          <table:table-cell table:style-name="ce29"/>
          <table:table-cell table:style-name="Default" table:number-columns-repeated="1018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number-style style:name="N126">
      <number:number number:decimal-places="1" loext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18:43:06.614216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5-25T18:46:21.081871010</dc:date>
    <meta:editing-cycles>44</meta:editing-cycles>
    <meta:editing-duration>PT6H13M36S</meta:editing-duration>
    <meta:generator>LibreOffice/6.1.5.2$Linux_X86_64 LibreOffice_project/10$Build-2</meta:generator>
    <meta:document-statistic meta:table-count="1" meta:cell-count="68" meta:object-count="0"/>
  </office:meta>
</office:document-meta>
</file>